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" svg:font-family="Ubuntu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95837e"/>
    </style:style>
    <style:style style:name="P2" style:family="paragraph" style:parent-style-name="Standard">
      <style:text-properties officeooo:paragraph-rsid="009b6873"/>
    </style:style>
    <style:style style:name="P3" style:family="paragraph" style:parent-style-name="Standard">
      <style:text-properties officeooo:paragraph-rsid="009e479f"/>
    </style:style>
    <style:style style:name="P4" style:family="paragraph" style:parent-style-name="Standard">
      <style:text-properties officeooo:paragraph-rsid="00a799fd"/>
    </style:style>
    <style:style style:name="P5" style:family="paragraph" style:parent-style-name="Standard">
      <style:text-properties style:font-name="Ubuntu" fo:font-size="10pt" fo:font-weight="normal" officeooo:paragraph-rsid="00b372e4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Ubuntu" fo:font-size="10pt" fo:font-weight="normal" officeooo:paragraph-rsid="00da0de0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Ubuntu" fo:font-size="10pt" fo:language="en" fo:country="US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Ubuntu" fo:font-size="10pt" fo:language="en" fo:country="US" fo:font-weight="normal" officeooo:paragraph-rsid="00bfd9ac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Ubuntu" fo:font-size="10pt" fo:language="en" fo:country="US" fo:font-weight="normal" officeooo:paragraph-rsid="00d52ffc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Ubuntu" fo:font-size="10pt" fo:language="en" fo:country="US" fo:font-weight="normal" officeooo:paragraph-rsid="00da0de0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Ubuntu" fo:font-size="10pt" fo:language="en" fo:country="US" fo:font-weight="normal" officeooo:paragraph-rsid="00dc1924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Ubuntu" fo:font-size="10pt" fo:language="en" fo:country="US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officeooo:paragraph-rsid="00d52ffc"/>
    </style:style>
    <style:style style:name="P14" style:family="paragraph" style:parent-style-name="Standard">
      <style:text-properties officeooo:paragraph-rsid="00ac4446"/>
    </style:style>
    <style:style style:name="P15" style:family="paragraph" style:parent-style-name="Standard">
      <style:text-properties officeooo:paragraph-rsid="00ab8c66"/>
    </style:style>
    <style:style style:name="P16" style:family="paragraph" style:parent-style-name="Standard">
      <style:text-properties officeooo:paragraph-rsid="00a2d278"/>
    </style:style>
    <style:style style:name="P17" style:family="paragraph" style:parent-style-name="Standard">
      <style:text-properties officeooo:paragraph-rsid="00a11115"/>
    </style:style>
    <style:style style:name="P18" style:family="paragraph" style:parent-style-name="Standard">
      <style:text-properties officeooo:paragraph-rsid="009fcf47"/>
    </style:style>
    <style:style style:name="P19" style:family="paragraph" style:parent-style-name="Standard">
      <style:text-properties officeooo:paragraph-rsid="00981a80"/>
    </style:style>
    <style:style style:name="P20" style:family="paragraph" style:parent-style-name="Standard">
      <style:text-properties officeooo:paragraph-rsid="00964c56"/>
    </style:style>
    <style:style style:name="P21" style:family="paragraph" style:parent-style-name="Standard">
      <style:text-properties officeooo:paragraph-rsid="00c9d0f6"/>
    </style:style>
    <style:style style:name="P22" style:family="paragraph" style:parent-style-name="Standard">
      <style:text-properties officeooo:paragraph-rsid="00dcd987"/>
    </style:style>
    <style:style style:name="T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e9d98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edf17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16465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44f1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13782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6ba5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7185b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889ea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6ccf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a1a50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c2ff2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34a01b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deca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bd3b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439d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31c6d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197c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26907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3aea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7796c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93c4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9c66f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af660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b552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1bbf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360bf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4ed09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66fe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82c1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04ad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1fd28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3af5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59b85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759c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8f04c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9487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d098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6142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8278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63b8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ab24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c67d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4854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4998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5073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faac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edffe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4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fb7c8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5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italic" style:text-underline-style="none" fo:font-weight="normal" style:text-blinking="false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51" style:family="text">
      <style:text-properties fo:font-variant="normal" fo:text-transform="none" fo:color="#000000" loext:opacity="100%" style:font-name="Ubuntu" fo:font-size="10pt" fo:letter-spacing="normal" fo:language="en" fo:country="US" fo:font-style="normal" style:text-underline-style="none" fo:font-weight="bold" officeooo:rsid="00a799fd" style:font-size-asian="10pt" style:font-style-asian="normal" style:font-weight-asian="bold" style:font-size-complex="10pt" style:font-style-complex="normal" style:font-weight-complex="bold"/>
    </style:style>
    <style:style style:name="T52" style:family="text">
      <style:text-properties fo:font-variant="normal" fo:text-transform="none" fo:color="#000000" loext:opacity="100%" style:font-name="Ubuntu" fo:font-size="10pt" fo:letter-spacing="normal" fo:language="en" fo:country="US" fo:font-style="normal" style:text-underline-style="none" fo:font-weight="normal" officeooo:rsid="00a799fd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82c1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4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9e180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5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bf16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6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d8797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7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e2b25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8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fc652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9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04ad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0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edffe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61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fb7c8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62" style:family="text">
      <style:text-properties officeooo:rsid="00393a1c"/>
    </style:style>
    <style:style style:name="T63" style:family="text">
      <style:text-properties style:font-name="Ubuntu" fo:font-size="10pt" fo:language="en" fo:country="US" fo:font-weight="normal" style:font-size-asian="10pt" style:font-weight-asian="normal" style:font-size-complex="10pt" style:font-weight-complex="normal"/>
    </style:style>
    <style:style style:name="T64" style:family="text">
      <style:text-properties style:font-name="Ubuntu" fo:font-size="10pt" fo:language="en" fo:country="US" fo:font-weight="normal" officeooo:rsid="00b2eac1" style:font-size-asian="10pt" style:font-weight-asian="normal" style:font-size-complex="10pt" style:font-weight-complex="normal"/>
    </style:style>
    <style:style style:name="T65" style:family="text">
      <style:text-properties style:font-name="Ubuntu" fo:font-size="10pt" fo:language="en" fo:country="US" fo:font-weight="normal" officeooo:rsid="0095837e" style:font-size-asian="10pt" style:font-weight-asian="normal" style:font-size-complex="10pt" style:font-weight-complex="normal"/>
    </style:style>
    <style:style style:name="T66" style:family="text">
      <style:text-properties style:font-name="Ubuntu" fo:font-size="10pt" fo:language="en" fo:country="US" fo:font-weight="normal" officeooo:rsid="00981a80" style:font-size-asian="10pt" style:font-weight-asian="normal" style:font-size-complex="10pt" style:font-weight-complex="normal"/>
    </style:style>
    <style:style style:name="T67" style:family="text">
      <style:text-properties style:font-name="Ubuntu" fo:font-size="10pt" fo:language="en" fo:country="US" fo:font-weight="normal" officeooo:rsid="0099be56" style:font-size-asian="10pt" style:font-weight-asian="normal" style:font-size-complex="10pt" style:font-weight-complex="normal"/>
    </style:style>
    <style:style style:name="T68" style:family="text">
      <style:text-properties style:font-name="Ubuntu" fo:font-size="10pt" fo:language="en" fo:country="US" fo:font-weight="normal" officeooo:rsid="00b10c40" style:font-size-asian="10pt" style:font-weight-asian="normal" style:font-size-complex="10pt" style:font-weight-complex="normal"/>
    </style:style>
    <style:style style:name="T69" style:family="text">
      <style:text-properties style:font-name="Ubuntu"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0" style:family="text">
      <style:text-properties style:font-name="Ubuntu" fo:font-size="10pt" fo:language="en" fo:country="US" fo:font-weight="bold" style:font-size-asian="10pt" style:font-weight-asian="bold" style:font-size-complex="10pt" style:font-weight-complex="bold"/>
    </style:style>
    <style:style style:name="T71" style:family="text">
      <style:text-properties style:font-name="Ubuntu" fo:font-size="10pt" fo:language="en" fo:country="US" fo:font-weight="bold" officeooo:rsid="00964c56" style:font-size-asian="10pt" style:font-weight-asian="bold" style:font-size-complex="10pt" style:font-weight-complex="bold"/>
    </style:style>
    <style:style style:name="T72" style:family="text">
      <style:text-properties style:font-name="Ubuntu" fo:font-size="10pt" fo:language="en" fo:country="US" style:text-underline-style="none" fo:font-weight="normal" officeooo:rsid="009b6873" style:font-size-asian="10pt" style:font-weight-asian="normal" style:font-size-complex="10pt" style:font-weight-complex="normal"/>
    </style:style>
    <style:style style:name="T73" style:family="text">
      <style:text-properties style:font-name="Ubuntu" fo:font-size="10pt" fo:language="en" fo:country="US" style:text-underline-style="none" fo:font-weight="normal" officeooo:rsid="009fcf47" style:font-size-asian="10pt" style:font-weight-asian="normal" style:font-size-complex="10pt" style:font-weight-complex="normal"/>
    </style:style>
    <style:style style:name="T74" style:family="text">
      <style:text-properties style:font-name="Ubuntu" fo:font-size="10pt" fo:language="en" fo:country="US" style:text-underline-style="none" fo:font-weight="normal" officeooo:rsid="009c8bcc" style:font-size-asian="10pt" style:font-weight-asian="normal" style:font-size-complex="10pt" style:font-weight-complex="normal"/>
    </style:style>
    <style:style style:name="T75" style:family="text">
      <style:text-properties style:font-name="Ubuntu" fo:font-size="10pt" fo:language="en" fo:country="US" style:text-underline-style="none" fo:font-weight="normal" officeooo:rsid="009d775a" style:font-size-asian="10pt" style:font-weight-asian="normal" style:font-size-complex="10pt" style:font-weight-complex="normal"/>
    </style:style>
    <style:style style:name="T76" style:family="text">
      <style:text-properties style:font-name="Ubuntu" fo:font-size="10pt" fo:language="en" fo:country="US" style:text-underline-style="none" fo:font-weight="normal" officeooo:rsid="009e479f" style:font-size-asian="10pt" style:font-weight-asian="normal" style:font-size-complex="10pt" style:font-weight-complex="normal"/>
    </style:style>
    <style:style style:name="T77" style:family="text">
      <style:text-properties style:font-name="Ubuntu" fo:font-size="10pt" fo:language="en" fo:country="US" style:text-underline-style="none" fo:font-weight="normal" officeooo:rsid="00a11115" style:font-size-asian="10pt" style:font-weight-asian="normal" style:font-size-complex="10pt" style:font-weight-complex="normal"/>
    </style:style>
    <style:style style:name="T78" style:family="text">
      <style:text-properties style:font-name="Ubuntu" fo:font-size="10pt" fo:language="en" fo:country="US" style:text-underline-style="none" fo:font-weight="normal" officeooo:rsid="00a2d278" style:font-size-asian="10pt" style:font-weight-asian="normal" style:font-size-complex="10pt" style:font-weight-complex="normal"/>
    </style:style>
    <style:style style:name="T79" style:family="text">
      <style:text-properties style:font-name="Ubuntu" fo:font-size="10pt" fo:language="en" fo:country="US" style:text-underline-style="none" fo:font-weight="normal" officeooo:rsid="00a4b0b5" style:font-size-asian="10pt" style:font-weight-asian="normal" style:font-size-complex="10pt" style:font-weight-complex="normal"/>
    </style:style>
    <style:style style:name="T80" style:family="text">
      <style:text-properties style:font-name="Ubuntu" fo:font-size="10pt" fo:language="en" fo:country="US" style:text-underline-style="none" fo:font-weight="normal" officeooo:rsid="00a799fd" style:font-size-asian="10pt" style:font-weight-asian="normal" style:font-size-complex="10pt" style:font-weight-complex="normal"/>
    </style:style>
    <style:style style:name="T81" style:family="text">
      <style:text-properties style:font-name="Ubuntu" fo:font-size="10pt" fo:language="en" fo:country="US" style:text-underline-style="none" fo:font-weight="normal" officeooo:rsid="00ab8c66" style:font-size-asian="10pt" style:font-weight-asian="normal" style:font-size-complex="10pt" style:font-weight-complex="normal"/>
    </style:style>
    <style:style style:name="T82" style:family="text">
      <style:text-properties style:font-name="Ubuntu" fo:font-size="10pt" fo:language="en" fo:country="US" style:text-underline-style="none" fo:font-weight="normal" officeooo:rsid="00b6a8d2" style:font-size-asian="10pt" style:font-weight-asian="normal" style:font-size-complex="10pt" style:font-weight-complex="normal"/>
    </style:style>
    <style:style style:name="T83" style:family="text">
      <style:text-properties style:font-name="Ubuntu" fo:font-size="10pt" fo:language="en" fo:country="US" style:text-underline-style="none" fo:font-weight="normal" officeooo:rsid="00ac4446" style:font-size-asian="10pt" style:font-weight-asian="normal" style:font-size-complex="10pt" style:font-weight-complex="normal"/>
    </style:style>
    <style:style style:name="T84" style:family="text">
      <style:text-properties style:font-name="Ubuntu" fo:font-size="10pt" fo:language="en" fo:country="US" style:text-underline-style="none" fo:font-weight="bold" officeooo:rsid="00a11115" style:font-size-asian="10pt" style:font-weight-asian="bold" style:font-size-complex="10pt" style:font-weight-complex="bold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language="en" fo:country="US" officeooo:rsid="00b372e4"/>
    </style:style>
    <style:style style:name="T87" style:family="text">
      <style:text-properties fo:language="en" fo:country="US" fo:font-weight="normal" style:font-weight-asian="normal" style:font-weight-complex="normal"/>
    </style:style>
    <style:style style:name="T88" style:family="text">
      <style:text-properties fo:language="en" fo:country="US" fo:font-weight="normal" officeooo:rsid="00b42bac" style:font-weight-asian="normal" style:font-weight-complex="normal"/>
    </style:style>
    <style:style style:name="T89" style:family="text">
      <style:text-properties fo:color="#000000" loext:opacity="100%" style:font-name="Ubuntu" fo:font-size="10pt" fo:language="en" fo:country="US" fo:font-weight="normal" style:font-size-asian="10pt" style:font-weight-asian="normal" style:font-size-complex="10pt" style:font-weight-complex="normal"/>
    </style:style>
    <style:style style:name="T90" style:family="text">
      <style:text-properties fo:color="#000000" loext:opacity="100%" style:font-name="Ubuntu" fo:font-size="10pt" fo:language="en" fo:country="US" fo:font-weight="normal" officeooo:rsid="0095837e" style:font-size-asian="10pt" style:font-weight-asian="normal" style:font-size-complex="10pt" style:font-weight-complex="normal"/>
    </style:style>
    <style:style style:name="T91" style:family="text">
      <style:text-properties fo:color="#000000" loext:opacity="100%" style:font-name="Ubuntu" fo:font-size="10pt" fo:language="en" fo:country="US" fo:font-weight="bold" style:font-size-asian="10pt" style:font-weight-asian="bold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Strong_20_Emphasis"><text:span text:style-name="T1">$ cd /workspace <text:s text:c="3"/>→</text:span></text:span><text:span text:style-name="Strong_20_Emphasis"><text:span text:style-name="T2"> bu dizinde ol (</text:span></text:span><text:span text:style-name="Strong_20_Emphasis"><text:span text:style-name="T1">workspace -&gt; Gitpod içindir. Yerelde çalışıyorsanız,</text:span></text:span></text:p>
      <text:p text:style-name="P21"><text:span text:style-name="Strong_20_Emphasis"><text:span text:style-name="T1">workspace -&gt; yerelinizde “core”u indirmek istediğiniz herhangi bir dizindir.</text:span></text:span><text:span text:style-name="Strong_20_Emphasis"><text:span text:style-name="T2">)</text:span></text:span></text:p>
      <text:p text:style-name="Standard"><text:span text:style-name="Strong_20_Emphasis"><text:span text:style-name="T63"/></text:span></text:p>
      <text:p text:style-name="P13"><text:a xlink:type="simple" xlink:href="https://www.libreoffice.org/about-us/source-code/" text:style-name="Internet_20_link" text:visited-style-name="Visited_20_Internet_20_Link"><text:span text:style-name="Strong_20_Emphasis"><text:span text:style-name="T63">https://www.libreoffice.org/about-us/source-code/</text:span></text:span></text:a><text:span text:style-name="Strong_20_Emphasis"><text:span text:style-name="T3"> ‘</text:span></text:span><text:span text:style-name="Strong_20_Emphasis"><text:span text:style-name="T4">dan</text:span></text:span></text:p>
      <text:p text:style-name="P13"><text:span text:style-name="Strong_20_Emphasis"><text:span text:style-name="T4">$ git clone </text:span></text:span><text:a xlink:type="simple" xlink:href="https://git.libreoffice.org/core" text:style-name="Internet_20_link" text:visited-style-name="Visited_20_Internet_20_Link"><text:span text:style-name="Strong_20_Emphasis"><text:span text:style-name="T63">https://git.libreoffice.org/core</text:span></text:span></text:a><text:span text:style-name="Strong_20_Emphasis"><text:span text:style-name="T4"> <text:s text:c="3"/></text:span></text:span><text:span text:style-name="Strong_20_Emphasis"><text:span text:style-name="T3">→</text:span></text:span><text:span text:style-name="Strong_20_Emphasis"><text:span text:style-name="T5"> kaynağı indir.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3">$ cd <text:s text:c="3"/>→ home dizininde ol</text:span></text:span></text:p>
      <text:p text:style-name="Standard"><text:span text:style-name="Strong_20_Emphasis"><text:span text:style-name="T6">$ ssh-keygen <text:s text:c="3"/>→</text:span></text:span><text:span text:style-name="Strong_20_Emphasis"><text:span text:style-name="T7"> varsayılan yere kaydet, basit parola gir </text:span></text:span><text:span text:style-name="Strong_20_Emphasis"><text:span text:style-name="T8">(commit yollarken bu parolayı soracak)</text:span></text:span><text:span text:style-name="Strong_20_Emphasis"><text:span text:style-name="T6"><text:line-break/></text:span></text:span><text:span text:style-name="Strong_20_Emphasis"><text:span text:style-name="T9">$ </text:span></text:span><text:span text:style-name="Strong_20_Emphasis"><text:span text:style-name="T6">cat .ssh/id_rsa.pub <text:s text:c="3"/>→</text:span></text:span><text:span text:style-name="Strong_20_Emphasis"><text:span text:style-name="T10"> </text:span></text:span><text:span text:style-name="Strong_20_Emphasis"><text:span text:style-name="T11">açık anahtarı</text:span></text:span><text:span text:style-name="Strong_20_Emphasis"><text:span text:style-name="T10"> ekrana yaz </text:span></text:span><text:span text:style-name="Strong_20_Emphasis"><text:span text:style-name="T12">ve kopyala</text:span></text:span><text:span text:style-name="Strong_20_Emphasis"><text:span text:style-name="T13">(</text:span></text:span><text:span text:style-name="Strong_20_Emphasis"><text:span text:style-name="T6">i</text:span></text:span><text:span text:style-name="Strong_20_Emphasis"><text:span text:style-name="T14">d_rsa → gizli anahtardır.</text:span></text:span><text:span text:style-name="Strong_20_Emphasis"><text:span text:style-name="T13">)</text:span></text:span><text:span text:style-name="Strong_20_Emphasis"><text:span text:style-name="T6"><text:line-break/></text:span></text:span></text:p>
      <text:p text:style-name="Standard"><text:span text:style-name="Strong_20_Emphasis"><text:span text:style-name="T63">https://gerrit.libreoffice.org/settings/#SSHKeys</text:span></text:span><text:span text:style-name="Strong_20_Emphasis"><text:span text:style-name="T3"> <text:s text:c="3"/>→</text:span></text:span><text:span text:style-name="Strong_20_Emphasis"><text:span text:style-name="T15"> ssh key </text:span></text:span><text:span text:style-name="Strong_20_Emphasis"><text:span text:style-name="T12">kısmına</text:span></text:span><text:span text:style-name="Strong_20_Emphasis"><text:span text:style-name="T15"> </text:span></text:span><text:span text:style-name="Strong_20_Emphasis"><text:span text:style-name="T16">ekle</text:span></text:span><text:span text:style-name="Strong_20_Emphasis"><text:span text:style-name="T15">.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3">$ cd /workspace</text:span></text:span></text:p>
      <text:p text:style-name="Standard"><text:span text:style-name="Strong_20_Emphasis"><text:span text:style-name="T63">$ vim autogen.input</text:span></text:span></text:p>
      <text:p text:style-name="P13"><text:a xlink:type="simple" xlink:href="https://gist.github.com/mrkara/18cefc8b48e403df5677b03c45145dcc" text:style-name="Internet_20_link" text:visited-style-name="Visited_20_Internet_20_Link"><text:span text:style-name="Strong_20_Emphasis"><text:span text:style-name="T63">https://gist.github.com/mrkara/18cefc8b48e403df5677b03c45145dcc</text:span></text:span></text:a><text:span text:style-name="Strong_20_Emphasis"><text:span text:style-name="T17"><text:tab/>:</text:span></text:span></text:p>
      <text:p text:style-name="P13"><text:a xlink:type="simple" xlink:href="https://gist.github.com/mrkara/18cefc8b48e403df5677b03c45145dcc#file-autogen-input" text:style-name="Internet_20_link" text:visited-style-name="Visited_20_Internet_20_Link"><text:span text:style-name="Strong_20_Emphasis"><text:span text:style-name="T63">autogen.input</text:span></text:span></text:a><text:span text:style-name="Strong_20_Emphasis"><text:span text:style-name="T50">: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9">--without-java<text:line-break/>--without-help<text:line-break/>--with-parallelism=8</text:span></text:span></text:p>
      <text:p text:style-name="Standard"><text:span text:style-name="Strong_20_Emphasis"><text:span text:style-name="T63"/></text:span></text:p>
      <text:p text:style-name="P7">ekle ve kaydet.</text:p>
      <text:p text:style-name="P7"><text:line-break/><text:span text:style-name="T62">$ cp autogen.input core/ <text:s text:c="3"/>→ dosyayı /core ‘a kopyala</text:span></text:p>
      <text:p text:style-name="P7">$ cd core</text:p>
      <text:p text:style-name="P7"/>
      <text:p text:style-name="P13"><text:a xlink:type="simple" xlink:href="https://www.libreoffice.org/about-us/source-code/" text:style-name="Internet_20_link" text:visited-style-name="Visited_20_Internet_20_Link"><text:span text:style-name="Strong_20_Emphasis"><text:span text:style-name="T63">https://www.libreoffice.org/about-us/source-code/</text:span></text:span></text:a><text:span text:style-name="Strong_20_Emphasis"><text:span text:style-name="T3"> ‘</text:span></text:span><text:span text:style-name="Strong_20_Emphasis"><text:span text:style-name="T4">dan</text:span></text:span></text:p>
      <text:p text:style-name="P13"><text:span text:style-name="Strong_20_Emphasis"><text:span text:style-name="T18">$ ./autogen.sh <text:s text:c="3"/>→ sistemdeki gereksinimleri kontrol eder </text:span></text:span><text:span text:style-name="Strong_20_Emphasis"><text:span text:style-name="T19">ve asıl derleme işini yapacak makefile denilen </text:span></text:span><text:span text:style-name="Strong_20_Emphasis"><text:span text:style-name="T20">derleyici dosyalarını oluşturuyor. 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3">Warning verirse nasm ile ilgili:</text:span></text:span></text:p>
      <text:p text:style-name="Standard"><text:span text:style-name="Strong_20_Emphasis"><text:span text:style-name="T63">$ brew install nasm</text:span></text:span></text:p>
      <text:p text:style-name="P13"><text:span text:style-name="Strong_20_Emphasis"><text:span text:style-name="T18">$ ./autogen.sh <text:s text:c="3"/>→</text:span></text:span><text:span text:style-name="Strong_20_Emphasis"><text:span text:style-name="T21"> başarılı bi şekilde bitmeli. (warning olmadan)</text:span></text:span></text:p>
      <text:p text:style-name="P13"><text:span text:style-name="Strong_20_Emphasis"><text:span text:style-name="T22">$ make <text:s text:c="3"/>→ </text:span></text:span><text:span text:style-name="Strong_20_Emphasis"><text:span text:style-name="T23">bazı ihtiyaç duyduğu ek paketleri indirecek.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24">(Yeni terminalden </text:span></text:span><text:span text:style-name="Strong_20_Emphasis"><text:span text:style-name="T25">devam et</text:span></text:span><text:span text:style-name="Strong_20_Emphasis"><text:span text:style-name="T24">)</text:span></text:span></text:p>
      <text:p text:style-name="Standard"><text:span text:style-name="Strong_20_Emphasis"><text:span text:style-name="T63">$ cd /workspace/core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70">Gerrit ile ilgili yapılandırma ayarları:</text:span></text:span></text:p>
      <text:p text:style-name="Standard"><text:span text:style-name="Strong_20_Emphasis"><text:span text:style-name="T26">$ ./logerrit setup <text:s text:c="3"/>→</text:span></text:span><text:span text:style-name="Strong_20_Emphasis"><text:span text:style-name="T27"> username soracak, gerrit.libreoffice.org ‘taki username ‘ini yaz.</text:span></text:span></text:p>
      <text:p text:style-name="Standard"><text:span text:style-name="Strong_20_Emphasis"><text:span text:style-name="T63">Host ile başlayan kısmı kopyala ve</text:span></text:span></text:p>
      <text:p text:style-name="P13"><text:span text:style-name="Strong_20_Emphasis"><text:span text:style-name="T28">$ vim ~/.ssh/config <text:s text:c="3"/>→</text:span></text:span><text:span text:style-name="Strong_20_Emphasis"><text:span text:style-name="T29"> </text:span></text:span><text:span text:style-name="Strong_20_Emphasis"><text:span text:style-name="T30">yapıştır, kayde</text:span></text:span><text:span text:style-name="Strong_20_Emphasis"><text:span text:style-name="T53">t. </text:span></text:span><text:span text:style-name="Strong_20_Emphasis"><text:span text:style-name="T54">(en son kısma newline ekle)</text:span></text:span></text:p>
      <text:p text:style-name="P13"><text:span text:style-name="Strong_20_Emphasis"><text:span text:style-name="T55">$ ./logerrit test <text:s text:c="3"/>→</text:span></text:span><text:span text:style-name="Strong_20_Emphasis"><text:span text:style-name="T56"> ayarlarımızı test etmek için. </text:span></text:span><text:span text:style-name="Strong_20_Emphasis"><text:span text:style-name="T57">Ilk kez ssh sunucusu ile iletişim kuracağı için parmak izini doğrulamamızı istiyor. ‘yes’ yaz. </text:span></text:span><text:span text:style-name="Strong_20_Emphasis"><text:span text:style-name="T58">Daha önce oluşturduğumuz ssh parolasını gir. </text:span></text:span><text:span text:style-name="Strong_20_Emphasis"><text:span text:style-name="T59">Bi 5-10 sn bekle ve enter ‘a bas. Setup successful </text:span></text:span><text:span text:style-name="Strong_20_Emphasis"><text:span text:style-name="T31">demeli.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70">Git ayarları:</text:span></text:span></text:p>
      <text:p text:style-name="Standard"><text:span text:style-name="Strong_20_Emphasis"><text:span text:style-name="T32">$ git config --global -l <text:s text:c="3"/>→</text:span></text:span><text:span text:style-name="Strong_20_Emphasis"><text:span text:style-name="T33"> burada user.name ve user.email </text:span></text:span><text:span text:style-name="Strong_20_Emphasis"><text:span text:style-name="T34">kontrol et.</text:span></text:span></text:p>
      <text:p text:style-name="P13"><text:span text:style-name="Strong_20_Emphasis"><text:span text:style-name="T63">$ git config --global user.name “Bayram Çiçek” </text:span></text:span><text:span text:style-name="Strong_20_Emphasis"><text:span text:style-name="T64">(ya da direkt → $ vim ~/.gitconfig)</text:span></text:span></text:p>
      <text:p text:style-name="P13"><text:span text:style-name="Strong_20_Emphasis"><text:span text:style-name="T35">$ git config --</text:span></text:span><text:span text:style-name="Strong_20_Emphasis"><text:span text:style-name="T36">global user.email “</text:span></text:span><text:a xlink:type="simple" xlink:href="mailto:mail@bayramcicek.com.tr" text:style-name="Internet_20_link" text:visited-style-name="Visited_20_Internet_20_Link"><text:span text:style-name="Strong_20_Emphasis"><text:span text:style-name="T63">mail@bayramcicek.com.tr</text:span></text:span></text:a><text:span text:style-name="Strong_20_Emphasis"><text:span text:style-name="T36">” <text:s text:c="3"/>→</text:span></text:span><text:span text:style-name="Strong_20_Emphasis"><text:span text:style-name="T37"> gerrit profildeki yazan mail ile aynı olmalı.</text:span></text:span></text:p>
      <text:p text:style-name="Standard"><text:span text:style-name="Strong_20_Emphasis"><text:span text:style-name="T32">$ git config --global -l <text:s text:c="3"/>→</text:span></text:span><text:span text:style-name="Strong_20_Emphasis"><text:span text:style-name="T38"> doğruluğundan emin ol.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39">Yeni branch oluştur. </text:span></text:span><text:span text:style-name="Strong_20_Emphasis"><text:span text:style-name="T40">(master ‘ı temiz tutmak için)</text:span></text:span></text:p>
      <text:p text:style-name="Standard"><text:span text:style-name="Strong_20_Emphasis"><text:span text:style-name="T41">$ </text:span></text:span><text:span text:style-name="Strong_20_Emphasis"><text:span text:style-name="T42">git checkout -b commit-second <text:s text:c="3"/>→</text:span></text:span><text:span text:style-name="Strong_20_Emphasis"><text:span text:style-name="T43"> her yeni çalışmada yeni branch aç.</text:span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oft-page-break/><text:span text:style-name="Strong_20_Emphasis"><text:span text:style-name="T48">Değişiklikleri y</text:span></text:span><text:span text:style-name="Strong_20_Emphasis"><text:span text:style-name="T49">ap.</text:span></text:span></text:p>
      <text:p text:style-name="Standard"><text:span text:style-name="Strong_20_Emphasis"><text:span text:style-name="T63">$ git diff</text:span></text:span></text:p>
      <text:p text:style-name="Standard"><text:span text:style-name="Strong_20_Emphasis"><text:span text:style-name="T63">$ git status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3">$ make &amp;&amp; make check</text:span></text:span></text:p>
      <text:p text:style-name="Standard"><text:span text:style-name="Strong_20_Emphasis"><text:span text:style-name="T63"/></text:span></text:p>
      <text:p text:style-name="P13"><text:span text:style-name="Strong_20_Emphasis"><text:span text:style-name="T63">$ git commit -a -m “tdf#88205: </text:span></text:span><text:bookmark text:name="short_desc_nonedit_display"/><text:bookmark text:name="summary_container"/><text:span text:style-name="Strong_20_Emphasis"><text:span text:style-name="T63">Adapt uses of css::uno::Sequence to use initializer_list ctor”</text:span></text:span></text:p>
      <text:p text:style-name="P13"><text:span text:style-name="Strong_20_Emphasis"><text:span text:style-name="T63">$ git status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3">$ git log <text:s text:c="3"/>→ en üstte kendi adımızı ve değişikliğimizi görmemiz gerek.</text:span></text:span></text:p>
      <text:p text:style-name="Standard"><text:span text:style-name="Strong_20_Emphasis"><text:span text:style-name="T44">$ ./logerrit submit master <text:s text:c="3"/>→</text:span></text:span><text:span text:style-name="Strong_20_Emphasis"><text:span text:style-name="T45"> ssh key parolasını gir. </text:span></text:span><text:span text:style-name="Strong_20_Emphasis"><text:span text:style-name="T46">SUCCESS yazmalı ve değişikliği</text:span></text:span><text:span text:style-name="Strong_20_Emphasis"><text:span text:style-name="T47">n</text:span></text:span><text:span text:style-name="Strong_20_Emphasis"><text:span text:style-name="T46"> linkini vermeli.</text:span></text:span></text:p>
      <text:p text:style-name="Standard"><text:span text:style-name="Strong_20_Emphasis"><text:span text:style-name="T89"/></text:span></text:p>
      <text:p text:style-name="Standard"><text:span text:style-name="Strong_20_Emphasis"><text:span text:style-name="T91">Yeni değişiklik için:</text:span></text:span></text:p>
      <text:p text:style-name="Standard"><text:span text:style-name="Strong_20_Emphasis"><text:span text:style-name="T89">$ git checkout master</text:span></text:span></text:p>
      <text:p text:style-name="Standard"><text:span text:style-name="Strong_20_Emphasis"><text:span text:style-name="T89">$ git status</text:span></text:span></text:p>
      <text:p text:style-name="P18"><text:span text:style-name="Strong_20_Emphasis"><text:span text:style-name="T89">$ git checkout -b yeni-branch</text:span></text:span></text:p>
      <text:p text:style-name="P18"><text:span text:style-name="Strong_20_Emphasis"><text:span text:style-name="T90">(</text:span></text:span><text:span text:style-name="Strong_20_Emphasis"><text:span text:style-name="T60">Değişiklikleri y</text:span></text:span><text:span text:style-name="Strong_20_Emphasis"><text:span text:style-name="T61">ap.</text:span></text:span><text:span text:style-name="Strong_20_Emphasis"><text:span text:style-name="T90">)</text:span></text:span></text:p>
      <text:p text:style-name="P1"><text:span text:style-name="Strong_20_Emphasis"><text:span text:style-name="T65"/></text:span></text:p>
      <text:p text:style-name="P20"><text:span text:style-name="Strong_20_Emphasis"><text:span text:style-name="T71">Daha önce gönderilen commit üzerinde değişiklik yapmak için:</text:span></text:span></text:p>
      <text:p text:style-name="P19"><text:span text:style-name="Strong_20_Emphasis"><text:span text:style-name="T66">$ </text:span></text:span><text:span text:style-name="Strong_20_Emphasis"><text:span text:style-name="T67">git checkout </text:span></text:span><text:span text:style-name="Strong_20_Emphasis"><text:span text:style-name="T68">ilgili</text:span></text:span><text:span text:style-name="Strong_20_Emphasis"><text:span text:style-name="T67">-branch-</text:span></text:span><text:span text:style-name="Strong_20_Emphasis"><text:span text:style-name="T68">adi</text:span></text:span></text:p>
      <text:p text:style-name="P2"><text:span text:style-name="Strong_20_Emphasis"><text:span text:style-name="T72">Değişiklikleri yap.</text:span></text:span></text:p>
      <text:p text:style-name="P2"><text:span text:style-name="Strong_20_Emphasis"><text:span text:style-name="T72"/></text:span></text:p>
      <text:p text:style-name="P22"><text:span text:style-name="Strong_20_Emphasis"><text:span text:style-name="T73">$ make &amp;&amp; make check</text:span></text:span></text:p>
      <text:p text:style-name="P2"><text:span text:style-name="Strong_20_Emphasis"><text:span text:style-name="T72">$ </text:span></text:span><text:span text:style-name="Strong_20_Emphasis"><text:span text:style-name="T74">git commit -a --amend <text:s text:c="3"/></text:span></text:span><text:span text:style-name="Strong_20_Emphasis"><text:span text:style-name="T75">→ commit işlenir.</text:span></text:span></text:p>
      <text:p text:style-name="P3"><text:span text:style-name="Strong_20_Emphasis"><text:span text:style-name="T76">$ ./logerrit submit master</text:span></text:span></text:p>
      <text:p text:style-name="P3"><text:span text:style-name="Strong_20_Emphasis"><text:span text:style-name="T76"/></text:span></text:p>
      <text:p text:style-name="P17"><text:span text:style-name="Strong_20_Emphasis"><text:span text:style-name="T84">master branch ‘ı güncellemek için:</text:span></text:span></text:p>
      <text:p text:style-name="P17"><text:span text:style-name="Strong_20_Emphasis"><text:span text:style-name="T77">$ </text:span></text:span><text:span text:style-name="Strong_20_Emphasis"><text:span text:style-name="T78">git checkout master</text:span></text:span></text:p>
      <text:p text:style-name="P16"><text:span text:style-name="Strong_20_Emphasis"><text:span text:style-name="T78">$ </text:span></text:span><text:span text:style-name="Strong_20_Emphasis"><text:span text:style-name="T79">git pull -r</text:span></text:span></text:p>
      <text:p text:style-name="P4"><text:span text:style-name="Strong_20_Emphasis"><text:span text:style-name="T80">$ git log <text:s text:c="3"/>→ son commit ‘in yakın tarihte olduğunu gör.</text:span></text:span></text:p>
      <text:p text:style-name="P4"><text:span text:style-name="Strong_20_Emphasis"><text:span text:style-name="T80"/></text:span></text:p>
      <text:p text:style-name="P4"><text:span text:style-name="Strong_20_Emphasis"><text:span text:style-name="T51">Start the program by running:</text:span></text:span><text:span text:style-name="Strong_20_Emphasis"><text:span text:style-name="T52"> instdir/program/soffice</text:span></text:span></text:p>
      <text:p text:style-name="P4"><text:span text:style-name="Strong_20_Emphasis"><text:span text:style-name="T80"/></text:span></text:p>
      <text:p text:style-name="P4"><text:span text:style-name="Strong_20_Emphasis"><text:span text:style-name="T80"/></text:span></text:p>
      <text:p text:style-name="P15"><text:span text:style-name="Strong_20_Emphasis"><text:span text:style-name="T81">Ori</text:span></text:span><text:span text:style-name="Strong_20_Emphasis"><text:span text:style-name="T82">j</text:span></text:span><text:span text:style-name="Strong_20_Emphasis"><text:span text:style-name="T81">inal metin: </text:span></text:span><text:a xlink:type="simple" xlink:href="https://etherpad.gnome.org/p/ACMGitHub" text:style-name="Internet_20_link" text:visited-style-name="Visited_20_Internet_20_Link"><text:span text:style-name="Strong_20_Emphasis"><text:span text:style-name="T63">https://etherpad.gnome.org/p/ACMGitHub</text:span></text:span></text:a><text:span text:style-name="Strong_20_Emphasis"><text:span text:style-name="T81"> </text:span></text:span><text:span text:style-name="Strong_20_Emphasis"><text:span text:style-name="T83">(Muhammet Kara)</text:span></text:span></text:p>
      <text:p text:style-name="P14"><text:span text:style-name="Strong_20_Emphasis"><text:span text:style-name="T83">Düzenleyen<text:tab/>: Bayram Çiçek</text:span></text:span></text:p>
      <text:p text:style-name="P2"><text:span text:style-name="Strong_20_Emphasis"><text:span text:style-name="T72"/></text:span></text:p>
      <text:p text:style-name="Standard"><text:span text:style-name="Strong_20_Emphasis"><text:span text:style-name="T63"/></text:span></text:p>
      <text:p text:style-name="P5"><text:span text:style-name="Strong_20_Emphasis"><text:span text:style-name="T86">Notlar:</text:span></text:span></text:p>
      <text:p text:style-name="P5"><text:span text:style-name="Strong_20_Emphasis"><text:span text:style-name="T87">$ git grep -10 "…"<text:tab/>→</text:span></text:span><text:span text:style-name="Strong_20_Emphasis"><text:span text:style-name="T88"> 10 satır aşağı ve yukarı gözükecek şekilde yazdırır.</text:span></text:span></text:p>
      <text:p text:style-name="P6"><text:span text:style-name="Strong_20_Emphasis"><text:span text:style-name="T88">$ git grep -n “…”<text:tab/>→ kaçıncı satırda olduğunu gösterir.</text:span></text:span></text:p>
      <text:p text:style-name="Standard"><text:span text:style-name="Strong_20_Emphasis"><text:span text:style-name="T70"/></text:span></text:p>
      <text:p text:style-name="P12">Qt Creator Entegrasyonu:</text:p>
      <text:p text:style-name="P7"/>
      <text:p text:style-name="P7">$ cd core</text:p>
      <text:p text:style-name="P8">$ make qtcreator-ide-integration ("Successfully created the project files." yazısını gör.)</text:p>
      <text:p text:style-name="P10">$ Qt creator aç <text:span text:style-name="Strong_20_Emphasis"><text:span text:style-name="T85">→</text:span></text:span> "Open Project" <text:span text:style-name="Strong_20_Emphasis"><text:span text:style-name="T85">→</text:span></text:span> “core” dizini içinde <text:span text:style-name="Strong_20_Emphasis"><text:span text:style-name="T85">→</text:span></text:span> "lo.pro" dosyasını aç. Proje otomatik açılacaktır.</text:p>
      <text:p text:style-name="P10"/>
      <text:p text:style-name="P11">Projeyi test etmek için: <text:span text:style-name="Strong_20_Emphasis"><text:span text:style-name="T85">→ Build → Run</text:span>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" svg:font-family="Ubuntu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4T13:58:13.974083033</meta:creation-date>
    <dc:date>2021-03-05T15:48:14.817316028</dc:date>
    <meta:editing-duration>PT9H37M51S</meta:editing-duration>
    <meta:editing-cycles>163</meta:editing-cycles>
    <meta:generator>LibreOffice/7.0.4.2$Linux_X86_64 LibreOffice_project/00$Build-2</meta:generator>
    <meta:document-statistic meta:table-count="0" meta:image-count="0" meta:object-count="0" meta:page-count="2" meta:paragraph-count="69" meta:word-count="512" meta:character-count="3487" meta:non-whitespace-character-count="2986"/>
  </office:meta>
</office:document-meta>
</file>